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size="58pt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58pt" fo:font-weight="bold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58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-0.001cm" svg:y="-0.002cm" presentation:class="title" presentation:user-transformed="true">
          <draw:text-box>
            <text:p text:style-name="P1"><text:span text:style-name="T1">Śpiewaj Panu chwał,</text:span><text:span text:style-name="T1"><text:line-break/></text:span><text:span text:style-name="T1">pieśń śpiewaj nową /x2</text:span><text:span text:style-name="T1"><text:line-break/></text:span><text:span text:style-name="T1">Śpiewaj Panu pieśń nową</text:span><text:span text:style-name="T1"><text:line-break/></text:span><text:span text:style-name="T1">Na cały głos,</text:span><text:span text:style-name="T1"><text:line-break/></text:span><text:span text:style-name="T1">całym sercem graj.</text:span><text:span text:style-name="T1"><text:line-break/></text:span><text:span text:style-name="T1">Bo Słowo Jego słuszne jest</text:span><text:span text:style-name="T1"><text:line-break/></text:span><text:span text:style-name="T1">a łaska Jego prawdą,</text:span><text:span text:style-name="T1"><text:line-break/></text:span><text:span text:style-name="T1">A ziemia cała</text:span><text:span text:style-name="T1"><text:line-break/></text:span><text:span text:style-name="T1">jest pełna Jego dzieł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7T22:37:22</meta:creation-date>
    <dc:creator>Rafał Talacha</dc:creator>
    <dc:date>2009-01-27T16:33:34</dc:date>
    <dc:language>pl-PL</dc:language>
    <meta:editing-cycles>5</meta:editing-cycles>
    <meta:editing-duration>PT1M42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